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c17c3" officeooo:paragraph-rsid="001c17c3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30d46" officeooo:paragraph-rsid="00230d46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1ec74a" officeooo:paragraph-rsid="001ec74a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50413a" officeooo:paragraph-rsid="0050413a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7c8364" officeooo:paragraph-rsid="007c836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7c8364" officeooo:paragraph-rsid="009d8bb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6pt" fo:font-weight="bold" officeooo:rsid="001c17c3" officeooo:paragraph-rsid="001c17c3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459e64" officeooo:paragraph-rsid="00459e64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normal" officeooo:rsid="00230d46" officeooo:paragraph-rsid="00230d46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2pt" fo:font-weight="bold" officeooo:rsid="001c17c3" officeooo:paragraph-rsid="001c17c3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5372c9" officeooo:paragraph-rsid="005372c9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7f54bb" officeooo:paragraph-rsid="007f54bb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91bfd0" officeooo:paragraph-rsid="0091bfd0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938f04" officeooo:paragraph-rsid="00938f04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c17c3" officeooo:paragraph-rsid="001c17c3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ec74a" officeooo:paragraph-rsid="001ec74a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230d46" officeooo:paragraph-rsid="00230d46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26a816" officeooo:paragraph-rsid="0026a816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29afb6" officeooo:paragraph-rsid="0029afb6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2a7b8b" officeooo:paragraph-rsid="002a39f4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normal" officeooo:rsid="001c17c3" officeooo:paragraph-rsid="001c17c3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f4888" officeooo:paragraph-rsid="001f488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4d847" officeooo:paragraph-rsid="0024d847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26a816" officeooo:paragraph-rsid="0026a816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f87fb" officeooo:paragraph-rsid="002f87fb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a7b8b" officeooo:paragraph-rsid="002a39f4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a7b8b" officeooo:paragraph-rsid="0040ca92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4022e9" officeooo:paragraph-rsid="004022e9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427d1d" officeooo:paragraph-rsid="00427d1d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4ad688" officeooo:paragraph-rsid="004ad688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7f54bb" officeooo:paragraph-rsid="007f54bb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91bfd0" officeooo:paragraph-rsid="0091bfd0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938f04" officeooo:paragraph-rsid="00938f04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9501dc" officeooo:paragraph-rsid="009501dc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9501dc" officeooo:paragraph-rsid="0099ca98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officeooo:rsid="001c17c3" officeooo:paragraph-rsid="001c17c3" style:font-size-asian="12pt" style:font-size-complex="12pt"/>
    </style:style>
    <style:style style:name="P37" style:family="paragraph" style:parent-style-name="Standard">
      <style:text-properties fo:font-size="12pt" officeooo:rsid="00290762" officeooo:paragraph-rsid="00290762" style:font-size-asian="12pt" style:font-size-complex="12pt"/>
    </style:style>
    <style:style style:name="P38" style:family="paragraph" style:parent-style-name="Standard">
      <style:text-properties officeooo:paragraph-rsid="001ec74a"/>
    </style:style>
    <style:style style:name="P39" style:family="paragraph" style:parent-style-name="Standard">
      <style:text-properties officeooo:paragraph-rsid="00219929"/>
    </style:style>
    <style:style style:name="P40" style:family="paragraph" style:parent-style-name="Standard">
      <style:text-properties officeooo:paragraph-rsid="0026a816"/>
    </style:style>
    <style:style style:name="P41" style:family="paragraph" style:parent-style-name="Standard">
      <style:text-properties fo:font-weight="normal" officeooo:rsid="002a39f4" officeooo:paragraph-rsid="002a39f4" style:font-weight-asian="normal" style:font-weight-complex="normal"/>
    </style:style>
    <style:style style:name="P42" style:family="paragraph" style:parent-style-name="Standard">
      <style:text-properties fo:font-weight="normal" officeooo:rsid="002e50d1" officeooo:paragraph-rsid="002f87fb" style:font-weight-asian="normal" style:font-weight-complex="normal"/>
    </style:style>
    <style:style style:name="P43" style:family="paragraph" style:parent-style-name="Standard">
      <style:text-properties fo:font-weight="normal" officeooo:rsid="003e62df" officeooo:paragraph-rsid="003e62df" style:font-weight-asian="normal" style:font-weight-complex="normal"/>
    </style:style>
    <style:style style:name="P44" style:family="paragraph" style:parent-style-name="Standard">
      <style:text-properties fo:font-weight="normal" officeooo:rsid="00427d1d" officeooo:paragraph-rsid="00427d1d" style:font-weight-asian="normal" style:font-weight-complex="normal"/>
    </style:style>
    <style:style style:name="P45" style:family="paragraph" style:parent-style-name="Standard">
      <style:text-properties officeooo:paragraph-rsid="00284970"/>
    </style:style>
    <style:style style:name="P46" style:family="paragraph" style:parent-style-name="Standard">
      <style:text-properties fo:font-weight="bold" officeooo:rsid="003e62df" officeooo:paragraph-rsid="003e62df" style:font-weight-asian="bold" style:font-weight-complex="bold"/>
    </style:style>
    <style:style style:name="P47" style:family="paragraph" style:parent-style-name="Standard">
      <style:text-properties officeooo:paragraph-rsid="002a39f4"/>
    </style:style>
    <style:style style:name="P48" style:family="paragraph" style:parent-style-name="Standard">
      <style:text-properties officeooo:paragraph-rsid="0037d0fb"/>
    </style:style>
    <style:style style:name="P49" style:family="paragraph" style:parent-style-name="Standard">
      <style:text-properties officeooo:paragraph-rsid="004ad688"/>
    </style:style>
    <style:style style:name="P50" style:family="paragraph" style:parent-style-name="Standard">
      <style:text-properties officeooo:paragraph-rsid="0072834f"/>
    </style:style>
    <style:style style:name="P51" style:family="paragraph" style:parent-style-name="Standard">
      <style:text-properties officeooo:paragraph-rsid="009501dc"/>
    </style:style>
    <style:style style:name="P52" style:family="paragraph" style:parent-style-name="Standard">
      <style:text-properties fo:font-size="12pt" fo:font-style="normal" fo:font-weight="normal" officeooo:rsid="00d9ed46" officeooo:paragraph-rsid="00d9ed46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size="12pt" fo:font-weight="normal" officeooo:rsid="004ad688" officeooo:paragraph-rsid="00fd56a8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4ad688" officeooo:paragraph-rsid="010afbfa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de4f76" officeooo:paragraph-rsid="00de4f76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938f04" officeooo:paragraph-rsid="00938f0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9e5547" officeooo:paragraph-rsid="01285176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9501dc" officeooo:paragraph-rsid="00f13b30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9501dc" officeooo:paragraph-rsid="0099e99a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99e99a" officeooo:paragraph-rsid="0099e99a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d9ed46" officeooo:paragraph-rsid="00f13b30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125c053" officeooo:paragraph-rsid="0125c053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125c053" officeooo:paragraph-rsid="0147e404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125c053" officeooo:paragraph-rsid="01494b8b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127452d" officeooo:paragraph-rsid="0127452d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12840b2" officeooo:paragraph-rsid="0127452d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12840b2" officeooo:paragraph-rsid="012840b2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12840b2" officeooo:paragraph-rsid="01348bed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1285176" officeooo:paragraph-rsid="01285176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12d798b" officeooo:paragraph-rsid="012d798b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13cd798" officeooo:paragraph-rsid="013cd798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8364" officeooo:paragraph-rsid="00de4f76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8364" officeooo:paragraph-rsid="00f34dce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8364" officeooo:paragraph-rsid="00f65994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8364" officeooo:paragraph-rsid="00fd56a8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8364" officeooo:paragraph-rsid="0107fe1b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8364" officeooo:paragraph-rsid="010afbfa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8364" officeooo:paragraph-rsid="010d0533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8364" officeooo:paragraph-rsid="014082be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8364" officeooo:paragraph-rsid="014a252d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size="12pt" style:text-underline-style="none" fo:font-weight="normal" officeooo:rsid="00938f04" officeooo:paragraph-rsid="010afbfa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style:text-underline-style="none" fo:font-weight="normal" officeooo:rsid="00938f04" officeooo:paragraph-rsid="0107fe1b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style:text-underline-style="none" fo:font-weight="bold" officeooo:rsid="0127452d" officeooo:paragraph-rsid="014a252d" style:font-size-asian="10.5pt" style:font-weight-asian="bold" style:font-size-complex="12pt" style:font-weight-complex="bold"/>
    </style:style>
    <style:style style:name="P84" style:family="paragraph" style:parent-style-name="Standard">
      <style:text-properties fo:font-size="12pt" style:text-underline-style="none" fo:font-weight="bold" officeooo:rsid="0127452d" officeooo:paragraph-rsid="014be220" style:font-size-asian="10.5pt" style:font-weight-asian="bold" style:font-size-complex="12pt" style:font-weight-complex="bold"/>
    </style:style>
    <style:style style:name="P85" style:family="paragraph" style:parent-style-name="Standard">
      <style:text-properties fo:font-size="12pt" fo:font-weight="bold" officeooo:rsid="009e5547" officeooo:paragraph-rsid="009e5547" style:font-size-asian="10.5pt" style:font-weight-asian="bold" style:font-size-complex="12pt" style:font-weight-complex="bold"/>
    </style:style>
    <style:style style:name="P86" style:family="paragraph" style:parent-style-name="Standard">
      <style:text-properties fo:font-size="12pt" fo:font-weight="bold" officeooo:rsid="009e5547" officeooo:paragraph-rsid="01285176" style:font-size-asian="10.5pt" style:font-weight-asian="bold" style:font-size-complex="12pt" style:font-weight-complex="bold"/>
    </style:style>
    <style:style style:name="P87" style:family="paragraph" style:parent-style-name="Standard">
      <style:text-properties fo:font-size="12pt" fo:font-weight="bold" officeooo:rsid="0099e99a" officeooo:paragraph-rsid="0099e99a" style:font-size-asian="10.5pt" style:font-weight-asian="bold" style:font-size-complex="12pt" style:font-weight-complex="bold"/>
    </style:style>
    <style:style style:name="P88" style:family="paragraph" style:parent-style-name="Standard">
      <style:text-properties fo:font-size="12pt" style:text-underline-style="solid" style:text-underline-width="auto" style:text-underline-color="font-color" fo:font-weight="bold" officeooo:rsid="0127452d" officeooo:paragraph-rsid="0127452d" style:font-size-asian="10.5pt" style:font-weight-asian="bold" style:font-size-complex="12pt" style:font-weight-complex="bold"/>
    </style:style>
    <style:style style:name="P89" style:family="paragraph" style:parent-style-name="Standard">
      <style:text-properties fo:font-size="12pt" style:text-underline-style="solid" style:text-underline-width="auto" style:text-underline-color="font-color" fo:font-weight="bold" officeooo:rsid="0147e404" officeooo:paragraph-rsid="01494b8b" style:font-size-asian="10.5pt" style:font-weight-asian="bold" style:font-size-complex="12pt" style:font-weight-complex="bold"/>
    </style:style>
    <style:style style:name="P90" style:family="paragraph" style:parent-style-name="Standard">
      <style:text-properties fo:font-size="12pt" style:text-underline-style="solid" style:text-underline-width="auto" style:text-underline-color="font-color" fo:font-weight="bold" officeooo:rsid="015225fa" officeooo:paragraph-rsid="015225fa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de4f76" officeooo:paragraph-rsid="00de4f76" style:font-size-asian="14pt" style:font-weight-asian="bold" style:font-size-complex="14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de4f76" officeooo:paragraph-rsid="00f34dce" style:font-size-asian="14pt" style:font-weight-asian="bold" style:font-size-complex="14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de4f76" officeooo:paragraph-rsid="00f65994" style:font-size-asian="14pt" style:font-weight-asian="bold" style:font-size-complex="14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e63f25" officeooo:paragraph-rsid="00e63f25" style:font-size-asian="14pt" style:font-weight-asian="bold" style:font-size-complex="14pt" style:font-weight-complex="bold"/>
    </style:style>
    <style:style style:name="P95" style:family="paragraph" style:parent-style-name="Standard">
      <style:text-properties fo:font-size="14pt" style:text-underline-style="solid" style:text-underline-width="auto" style:text-underline-color="font-color" fo:font-weight="bold" officeooo:rsid="00e63f25" officeooo:paragraph-rsid="00f34dce" style:font-size-asian="14pt" style:font-weight-asian="bold" style:font-size-complex="14pt" style:font-weight-complex="bold"/>
    </style:style>
    <style:style style:name="P96" style:family="paragraph" style:parent-style-name="Standard">
      <style:text-properties fo:font-size="14pt" fo:font-weight="normal" officeooo:rsid="0050413a" officeooo:paragraph-rsid="00de4f76" style:font-size-asian="14pt" style:font-weight-asian="normal" style:font-size-complex="14pt" style:font-weight-complex="normal"/>
    </style:style>
    <style:style style:name="P97" style:family="paragraph" style:parent-style-name="Standard">
      <style:text-properties fo:font-size="14pt" fo:font-weight="normal" officeooo:rsid="0050413a" officeooo:paragraph-rsid="00f34dce" style:font-size-asian="14pt" style:font-weight-asian="normal" style:font-size-complex="14pt" style:font-weight-complex="normal"/>
    </style:style>
    <style:style style:name="P98" style:family="paragraph" style:parent-style-name="Standard">
      <style:text-properties fo:font-size="14pt" fo:font-weight="normal" officeooo:rsid="0050413a" officeooo:paragraph-rsid="00f65994" style:font-size-asian="14pt" style:font-weight-asian="normal" style:font-size-complex="14pt" style:font-weight-complex="normal"/>
    </style:style>
    <style:style style:name="P99" style:family="paragraph" style:parent-style-name="Standard">
      <style:text-properties fo:font-size="14pt" fo:font-weight="normal" officeooo:rsid="0050413a" officeooo:paragraph-rsid="00fd56a8" style:font-size-asian="14pt" style:font-weight-asian="normal" style:font-size-complex="14pt" style:font-weight-complex="normal"/>
    </style:style>
    <style:style style:name="P100" style:family="paragraph" style:parent-style-name="Standard">
      <style:text-properties fo:font-size="14pt" fo:font-weight="normal" officeooo:rsid="0050413a" officeooo:paragraph-rsid="0107fe1b" style:font-size-asian="14pt" style:font-weight-asian="normal" style:font-size-complex="14pt" style:font-weight-complex="normal"/>
    </style:style>
    <style:style style:name="P101" style:family="paragraph" style:parent-style-name="Standard">
      <style:text-properties fo:font-size="14pt" fo:font-weight="normal" officeooo:rsid="0050413a" officeooo:paragraph-rsid="010afbfa" style:font-size-asian="14pt" style:font-weight-asian="normal" style:font-size-complex="14pt" style:font-weight-complex="normal"/>
    </style:style>
    <style:style style:name="P102" style:family="paragraph" style:parent-style-name="Standard">
      <style:text-properties fo:font-size="14pt" fo:font-weight="normal" officeooo:rsid="0050413a" officeooo:paragraph-rsid="010d0533" style:font-size-asian="14pt" style:font-weight-asian="normal" style:font-size-complex="14pt" style:font-weight-complex="normal"/>
    </style:style>
    <style:style style:name="P103" style:family="paragraph" style:parent-style-name="Standard">
      <style:text-properties fo:font-size="14pt" fo:font-weight="normal" officeooo:rsid="0050413a" officeooo:paragraph-rsid="014082be" style:font-size-asian="14pt" style:font-weight-asian="normal" style:font-size-complex="14pt" style:font-weight-complex="normal"/>
    </style:style>
    <style:style style:name="P104" style:family="paragraph" style:parent-style-name="Standard">
      <style:text-properties fo:font-size="14pt" fo:font-weight="normal" officeooo:rsid="0050413a" officeooo:paragraph-rsid="014a252d" style:font-size-asian="14pt" style:font-weight-asian="normal" style:font-size-complex="14pt" style:font-weight-complex="normal"/>
    </style:style>
    <style:style style:name="P105" style:family="paragraph" style:parent-style-name="Standard">
      <style:text-properties officeooo:paragraph-rsid="00de4f76"/>
    </style:style>
    <style:style style:name="P106" style:family="paragraph" style:parent-style-name="Standard">
      <style:text-properties officeooo:paragraph-rsid="0099ca98"/>
    </style:style>
    <style:style style:name="P107" style:family="paragraph" style:parent-style-name="Standard">
      <style:text-properties officeooo:paragraph-rsid="00f34dce"/>
    </style:style>
    <style:style style:name="P108" style:family="paragraph" style:parent-style-name="Standard">
      <style:text-properties officeooo:paragraph-rsid="00f65994"/>
    </style:style>
    <style:style style:name="P109" style:family="paragraph" style:parent-style-name="Standard">
      <style:text-properties officeooo:rsid="00f906ca" officeooo:paragraph-rsid="00f906ca"/>
    </style:style>
    <style:style style:name="P110" style:family="paragraph" style:parent-style-name="Standard">
      <style:text-properties officeooo:paragraph-rsid="00fd56a8"/>
    </style:style>
    <style:style style:name="P111" style:family="paragraph" style:parent-style-name="Standard">
      <style:paragraph-properties fo:text-align="start" style:justify-single-word="false"/>
      <style:text-properties officeooo:paragraph-rsid="00fd56a8"/>
    </style:style>
    <style:style style:name="P112" style:family="paragraph" style:parent-style-name="Standard">
      <style:paragraph-properties fo:text-align="start" style:justify-single-word="false"/>
      <style:text-properties officeooo:paragraph-rsid="0107fe1b"/>
    </style:style>
    <style:style style:name="P113" style:family="paragraph" style:parent-style-name="Standard">
      <style:paragraph-properties fo:text-align="start" style:justify-single-word="false"/>
      <style:text-properties officeooo:paragraph-rsid="010afbfa"/>
    </style:style>
    <style:style style:name="P114" style:family="paragraph" style:parent-style-name="Standard">
      <style:paragraph-properties fo:text-align="start" style:justify-single-word="false"/>
      <style:text-properties officeooo:paragraph-rsid="010d0533"/>
    </style:style>
    <style:style style:name="P115" style:family="paragraph" style:parent-style-name="Standard">
      <style:paragraph-properties fo:text-align="start" style:justify-single-word="false"/>
      <style:text-properties officeooo:paragraph-rsid="014082be"/>
    </style:style>
    <style:style style:name="P116" style:family="paragraph" style:parent-style-name="Standard">
      <style:paragraph-properties fo:text-align="start" style:justify-single-word="false"/>
      <style:text-properties officeooo:paragraph-rsid="014a252d"/>
    </style:style>
    <style:style style:name="P117" style:family="paragraph" style:parent-style-name="Standard">
      <style:text-properties officeooo:paragraph-rsid="0107fe1b"/>
    </style:style>
    <style:style style:name="P118" style:family="paragraph" style:parent-style-name="Standard">
      <style:text-properties officeooo:paragraph-rsid="010afbfa"/>
    </style:style>
    <style:style style:name="P119" style:family="paragraph" style:parent-style-name="Standard">
      <style:text-properties officeooo:paragraph-rsid="010d0533"/>
    </style:style>
    <style:style style:name="P120" style:family="paragraph" style:parent-style-name="Standard">
      <style:text-properties officeooo:paragraph-rsid="01112efd"/>
    </style:style>
    <style:style style:name="P121" style:family="paragraph" style:parent-style-name="Standard">
      <style:text-properties officeooo:paragraph-rsid="0113dc0d"/>
    </style:style>
    <style:style style:name="P122" style:family="paragraph" style:parent-style-name="Standard">
      <style:text-properties officeooo:paragraph-rsid="01156403"/>
    </style:style>
    <style:style style:name="P123" style:family="paragraph" style:parent-style-name="Standard">
      <style:text-properties officeooo:paragraph-rsid="01171b4a"/>
    </style:style>
    <style:style style:name="P124" style:family="paragraph" style:parent-style-name="Standard">
      <style:text-properties officeooo:paragraph-rsid="01180642"/>
    </style:style>
    <style:style style:name="P125" style:family="paragraph" style:parent-style-name="Standard">
      <style:text-properties officeooo:paragraph-rsid="011a00b1"/>
    </style:style>
    <style:style style:name="P126" style:family="paragraph" style:parent-style-name="Standard">
      <style:text-properties officeooo:paragraph-rsid="011c44df"/>
    </style:style>
    <style:style style:name="P127" style:family="paragraph" style:parent-style-name="Standard">
      <style:text-properties officeooo:paragraph-rsid="011def5b"/>
    </style:style>
    <style:style style:name="P128" style:family="paragraph" style:parent-style-name="Standard">
      <style:text-properties officeooo:paragraph-rsid="011fe6ac"/>
    </style:style>
    <style:style style:name="P129" style:family="paragraph" style:parent-style-name="Standard">
      <style:text-properties officeooo:paragraph-rsid="014082be"/>
    </style:style>
    <style:style style:name="P130" style:family="paragraph" style:parent-style-name="Standard">
      <style:text-properties officeooo:paragraph-rsid="014a252d"/>
    </style:style>
    <style:style style:name="P131" style:family="paragraph" style:parent-style-name="Standard">
      <style:text-properties officeooo:paragraph-rsid="014be220"/>
    </style:style>
    <style:style style:name="T1" style:family="text">
      <style:text-properties fo:font-size="16pt" fo:font-weight="bold" officeooo:rsid="001ec74a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c17c3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230d46" style:font-size-asian="16pt" style:font-weight-asian="bold" style:font-size-complex="16pt" style:font-weight-complex="bold"/>
    </style:style>
    <style:style style:name="T4" style:family="text">
      <style:text-properties fo:font-size="12pt" fo:font-weight="bold" officeooo:rsid="0026a816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84970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26a816" style:font-size-asian="12pt" style:font-size-complex="12pt"/>
    </style:style>
    <style:style style:name="T8" style:family="text">
      <style:text-properties fo:font-size="12pt" officeooo:rsid="002a7b8b" style:font-size-asian="12pt" style:font-size-complex="12pt"/>
    </style:style>
    <style:style style:name="T9" style:family="text">
      <style:text-properties fo:font-size="12pt" officeooo:rsid="002b9521" style:font-size-asian="12pt" style:font-size-complex="12pt"/>
    </style:style>
    <style:style style:name="T10" style:family="text">
      <style:text-properties fo:font-size="12pt" officeooo:rsid="002c7376" style:font-size-asian="12pt" style:font-size-complex="12pt"/>
    </style:style>
    <style:style style:name="T11" style:family="text">
      <style:text-properties fo:font-size="12pt" officeooo:rsid="002a39f4" style:font-size-asian="12pt" style:font-size-complex="12pt"/>
    </style:style>
    <style:style style:name="T12" style:family="text">
      <style:text-properties fo:font-size="12pt" officeooo:rsid="0038a6f0" style:font-size-asian="12pt" style:font-size-complex="12pt"/>
    </style:style>
    <style:style style:name="T13" style:family="text">
      <style:text-properties fo:font-size="12pt" officeooo:rsid="004022e9" style:font-size-asian="12pt" style:font-size-complex="12pt"/>
    </style:style>
    <style:style style:name="T14" style:family="text">
      <style:text-properties fo:font-size="12pt" officeooo:rsid="004277c7" style:font-size-asian="12pt" style:font-size-complex="12pt"/>
    </style:style>
    <style:style style:name="T15" style:family="text">
      <style:text-properties fo:font-size="12pt" officeooo:rsid="00427d1d" style:font-size-asian="12pt" style:font-size-complex="12pt"/>
    </style:style>
    <style:style style:name="T16" style:family="text">
      <style:text-properties fo:font-size="12pt" fo:font-weight="normal" officeooo:rsid="002a39f4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a7b8b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31afa3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3370b9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31008e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7d0fb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b58cb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3d3550" style:font-size-asian="12pt" style:font-weight-asian="normal" style:font-size-complex="12pt" style:font-weight-complex="normal"/>
    </style:style>
    <style:style style:name="T24" style:family="text">
      <style:text-properties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ad688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572add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59667a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5c88d5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5dea25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5f38b9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667166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6a0bbe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72834f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73261b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4f60c2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79aca3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822b34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830c3e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8759ed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8dd88c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9501dc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9733a9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995309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dd82ec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de4f76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dfc770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e124eb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e1a1c7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e2f62e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e47e16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979bf1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eaa3e0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eb7bd5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ec7528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eeed76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ef504a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f34dce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f4066b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f65994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fdc0d6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fed070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10027f2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109afaf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10afbfa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10d0533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10f4910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1112efd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113dc0d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11505d3" style:font-size-asian="10.5pt" style:font-weight-asian="normal" style:font-size-complex="12pt" style:font-weight-complex="normal"/>
    </style:style>
    <style:style style:name="T70" style:family="text">
      <style:text-properties fo:font-size="12pt" fo:font-weight="normal" officeooo:rsid="01159524" style:font-size-asian="10.5pt" style:font-weight-asian="normal" style:font-size-complex="12pt" style:font-weight-complex="normal"/>
    </style:style>
    <style:style style:name="T71" style:family="text">
      <style:text-properties fo:font-size="12pt" fo:font-weight="normal" officeooo:rsid="01171b4a" style:font-size-asian="10.5pt" style:font-weight-asian="normal" style:font-size-complex="12pt" style:font-weight-complex="normal"/>
    </style:style>
    <style:style style:name="T72" style:family="text">
      <style:text-properties fo:font-size="12pt" fo:font-weight="normal" officeooo:rsid="01197b90" style:font-size-asian="10.5pt" style:font-weight-asian="normal" style:font-size-complex="12pt" style:font-weight-complex="normal"/>
    </style:style>
    <style:style style:name="T73" style:family="text">
      <style:text-properties fo:font-size="12pt" fo:font-weight="normal" officeooo:rsid="011a00b1" style:font-size-asian="10.5pt" style:font-weight-asian="normal" style:font-size-complex="12pt" style:font-weight-complex="normal"/>
    </style:style>
    <style:style style:name="T74" style:family="text">
      <style:text-properties fo:font-size="12pt" fo:font-weight="normal" officeooo:rsid="011b6c9b" style:font-size-asian="10.5pt" style:font-weight-asian="normal" style:font-size-complex="12pt" style:font-weight-complex="normal"/>
    </style:style>
    <style:style style:name="T75" style:family="text">
      <style:text-properties fo:font-size="12pt" fo:font-weight="normal" officeooo:rsid="014219dc" style:font-size-asian="10.5pt" style:font-weight-asian="normal" style:font-size-complex="12pt" style:font-weight-complex="normal"/>
    </style:style>
    <style:style style:name="T76" style:family="text">
      <style:text-properties fo:font-size="12pt" fo:font-weight="normal" officeooo:rsid="0140d45e" style:font-size-asian="10.5pt" style:font-weight-asian="normal" style:font-size-complex="12pt" style:font-weight-complex="normal"/>
    </style:style>
    <style:style style:name="T77" style:family="text">
      <style:text-properties fo:font-size="12pt" fo:font-weight="normal" officeooo:rsid="014623d7" style:font-size-asian="10.5pt" style:font-weight-asian="normal" style:font-size-complex="12pt" style:font-weight-complex="normal"/>
    </style:style>
    <style:style style:name="T78" style:family="text">
      <style:text-properties fo:font-size="12pt" fo:font-weight="normal" officeooo:rsid="014a562e" style:font-size-asian="10.5pt" style:font-weight-asian="normal" style:font-size-complex="12pt" style:font-weight-complex="normal"/>
    </style:style>
    <style:style style:name="T79" style:family="text">
      <style:text-properties fo:font-size="12pt" style:text-underline-style="none" fo:font-weight="normal" officeooo:rsid="004ad688" style:font-size-asian="10.5pt" style:font-weight-asian="normal" style:font-size-complex="12pt" style:font-weight-complex="normal"/>
    </style:style>
    <style:style style:name="T80" style:family="text">
      <style:text-properties fo:font-size="12pt" style:text-underline-style="none" fo:font-weight="normal" officeooo:rsid="014be220" style:font-size-asian="10.5pt" style:font-weight-asian="normal" style:font-size-complex="12pt" style:font-weight-complex="normal"/>
    </style:style>
    <style:style style:name="T81" style:family="text">
      <style:text-properties fo:font-size="12pt" style:text-underline-style="none" fo:font-weight="normal" officeooo:rsid="014dc655" style:font-size-asian="10.5pt" style:font-weight-asian="normal" style:font-size-complex="12pt" style:font-weight-complex="normal"/>
    </style:style>
    <style:style style:name="T82" style:family="text">
      <style:text-properties fo:font-size="12pt" style:text-underline-style="none" fo:font-weight="normal" officeooo:rsid="0059667a" style:font-size-asian="10.5pt" style:font-weight-asian="normal" style:font-size-complex="12pt" style:font-weight-complex="normal"/>
    </style:style>
    <style:style style:name="T83" style:family="text">
      <style:text-properties fo:font-size="12pt" style:text-underline-style="none" fo:font-weight="normal" officeooo:rsid="014c2d32" style:font-size-asian="10.5pt" style:font-weight-asian="normal" style:font-size-complex="12pt" style:font-weight-complex="normal"/>
    </style:style>
    <style:style style:name="T84" style:family="text">
      <style:text-properties fo:font-size="12pt" style:text-underline-style="none" fo:font-weight="normal" officeooo:rsid="014f47d2" style:font-size-asian="10.5pt" style:font-weight-asian="normal" style:font-size-complex="12pt" style:font-weight-complex="normal"/>
    </style:style>
    <style:style style:name="T85" style:family="text">
      <style:text-properties officeooo:rsid="006501a2"/>
    </style:style>
    <style:style style:name="T86" style:family="text">
      <style:text-properties officeooo:rsid="0085013e"/>
    </style:style>
    <style:style style:name="T87" style:family="text">
      <style:text-properties officeooo:rsid="00857c36"/>
    </style:style>
    <style:style style:name="T88" style:family="text">
      <style:text-properties officeooo:rsid="00979bf1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officeooo:rsid="00eaa3e0"/>
    </style:style>
    <style:style style:name="T91" style:family="text">
      <style:text-properties fo:font-weight="normal" officeooo:rsid="004ad688" style:font-weight-asian="normal" style:font-weight-complex="normal"/>
    </style:style>
    <style:style style:name="T92" style:family="text">
      <style:text-properties fo:font-weight="normal" officeooo:rsid="014219dc" style:font-weight-asian="normal" style:font-weight-complex="normal"/>
    </style:style>
    <style:style style:name="T93" style:family="text">
      <style:text-properties fo:font-weight="normal" officeooo:rsid="0140d45e" style:font-weight-asian="normal" style:font-weight-complex="normal"/>
    </style:style>
    <style:style style:name="T94" style:family="text">
      <style:text-properties fo:font-weight="normal" officeooo:rsid="0059667a" style:font-weight-asian="normal" style:font-weight-complex="normal"/>
    </style:style>
    <style:style style:name="T95" style:family="text">
      <style:text-properties fo:font-weight="normal" officeooo:rsid="006a0bbe" style:font-weight-asian="normal" style:font-weight-complex="normal"/>
    </style:style>
    <style:style style:name="T96" style:family="text">
      <style:text-properties fo:font-weight="normal" officeooo:rsid="014623d7" style:font-weight-asian="normal" style:font-weight-complex="normal"/>
    </style:style>
    <style:style style:name="T97" style:family="text">
      <style:text-properties fo:font-weight="normal" officeooo:rsid="014be220" style:font-weight-asian="normal" style:font-weight-complex="normal"/>
    </style:style>
    <style:style style:name="T98" style:family="text">
      <style:text-properties fo:font-weight="normal" officeooo:rsid="014c2d32" style:font-weight-asian="normal" style:font-weight-complex="normal"/>
    </style:style>
    <style:style style:name="T99" style:family="text">
      <style:text-properties fo:font-weight="normal" officeooo:rsid="015118d0" style:font-weight-asian="normal" style:font-weight-complex="normal"/>
    </style:style>
    <style:style style:name="T100" style:family="text">
      <style:text-properties officeooo:rsid="00f34dce"/>
    </style:style>
    <style:style style:name="T101" style:family="text">
      <style:text-properties officeooo:rsid="00f65994"/>
    </style:style>
    <style:style style:name="T102" style:family="text">
      <style:text-properties fo:font-size="14pt" style:text-underline-style="solid" style:text-underline-width="auto" style:text-underline-color="font-color" fo:font-weight="bold" officeooo:rsid="00de4f76" style:font-size-asian="14pt" style:font-weight-asian="bold" style:font-size-complex="14pt" style:font-weight-complex="bold"/>
    </style:style>
    <style:style style:name="T103" style:family="text">
      <style:text-properties fo:font-size="14pt" style:text-underline-style="solid" style:text-underline-width="auto" style:text-underline-color="font-color" fo:font-weight="bold" officeooo:rsid="00fd56a8" style:font-size-asian="14pt" style:font-weight-asian="bold" style:font-size-complex="14pt" style:font-weight-complex="bold"/>
    </style:style>
    <style:style style:name="T104" style:family="text">
      <style:text-properties fo:font-size="14pt" style:text-underline-style="solid" style:text-underline-width="auto" style:text-underline-color="font-color" fo:font-weight="bold" officeooo:rsid="00f65994" style:font-size-asian="14pt" style:font-weight-asian="bold" style:font-size-complex="14pt" style:font-weight-complex="bold"/>
    </style:style>
    <style:style style:name="T105" style:family="text">
      <style:text-properties fo:font-size="14pt" style:text-underline-style="solid" style:text-underline-width="auto" style:text-underline-color="font-color" fo:font-weight="bold" officeooo:rsid="0107fe1b" style:font-size-asian="14pt" style:font-weight-asian="bold" style:font-size-complex="14pt" style:font-weight-complex="bold"/>
    </style:style>
    <style:style style:name="T106" style:family="text">
      <style:text-properties fo:font-size="14pt" style:text-underline-style="solid" style:text-underline-width="auto" style:text-underline-color="font-color" fo:font-weight="bold" officeooo:rsid="010afbfa" style:font-size-asian="14pt" style:font-weight-asian="bold" style:font-size-complex="14pt" style:font-weight-complex="bold"/>
    </style:style>
    <style:style style:name="T107" style:family="text">
      <style:text-properties fo:font-size="14pt" style:text-underline-style="solid" style:text-underline-width="auto" style:text-underline-color="font-color" fo:font-weight="bold" officeooo:rsid="010d0533" style:font-size-asian="14pt" style:font-weight-asian="bold" style:font-size-complex="14pt" style:font-weight-complex="bold"/>
    </style:style>
    <style:style style:name="T108" style:family="text">
      <style:text-properties fo:font-size="14pt" style:text-underline-style="solid" style:text-underline-width="auto" style:text-underline-color="font-color" fo:font-weight="bold" officeooo:rsid="0140d45e" style:font-size-asian="14pt" style:font-weight-asian="bold" style:font-size-complex="14pt" style:font-weight-complex="bold"/>
    </style:style>
    <style:style style:name="T109" style:family="text">
      <style:text-properties fo:font-size="14pt" style:text-underline-style="solid" style:text-underline-width="auto" style:text-underline-color="font-color" fo:font-weight="bold" officeooo:rsid="0143402b" style:font-size-asian="14pt" style:font-weight-asian="bold" style:font-size-complex="14pt" style:font-weight-complex="bold"/>
    </style:style>
    <style:style style:name="T110" style:family="text">
      <style:text-properties fo:font-size="14pt" style:text-underline-style="solid" style:text-underline-width="auto" style:text-underline-color="font-color" fo:font-weight="bold" officeooo:rsid="01459500" style:font-size-asian="14pt" style:font-weight-asian="bold" style:font-size-complex="14pt" style:font-weight-complex="bold"/>
    </style:style>
    <style:style style:name="T111" style:family="text">
      <style:text-properties fo:font-size="14pt" style:text-underline-style="solid" style:text-underline-width="auto" style:text-underline-color="font-color" fo:font-weight="bold" officeooo:rsid="014a252d" style:font-size-asian="14pt" style:font-weight-asian="bold" style:font-size-complex="14pt" style:font-weight-complex="bold"/>
    </style:style>
    <style:style style:name="T112" style:family="text">
      <style:text-properties officeooo:rsid="01285176"/>
    </style:style>
    <style:style style:name="T113" style:family="text">
      <style:text-properties officeooo:rsid="012a625b"/>
    </style:style>
    <style:style style:name="T114" style:family="text">
      <style:text-properties officeooo:rsid="012c5f95"/>
    </style:style>
    <style:style style:name="T115" style:family="text">
      <style:text-properties officeooo:rsid="012d798b"/>
    </style:style>
    <style:style style:name="T116" style:family="text">
      <style:text-properties officeooo:rsid="012dc05d"/>
    </style:style>
    <style:style style:name="T117" style:family="text">
      <style:text-properties officeooo:rsid="012f09e5"/>
    </style:style>
    <style:style style:name="T118" style:family="text">
      <style:text-properties officeooo:rsid="012f247e"/>
    </style:style>
    <style:style style:name="T119" style:family="text">
      <style:text-properties officeooo:rsid="01306384"/>
    </style:style>
    <style:style style:name="T120" style:family="text">
      <style:text-properties officeooo:rsid="0131651e"/>
    </style:style>
    <style:style style:name="T121" style:family="text">
      <style:text-properties officeooo:rsid="0132a5ea"/>
    </style:style>
    <style:style style:name="T122" style:family="text">
      <style:text-properties officeooo:rsid="0133c6b2"/>
    </style:style>
    <style:style style:name="T123" style:family="text">
      <style:text-properties officeooo:rsid="01348bed"/>
    </style:style>
    <style:style style:name="T124" style:family="text">
      <style:text-properties officeooo:rsid="01366f98"/>
    </style:style>
    <style:style style:name="T125" style:family="text">
      <style:text-properties officeooo:rsid="013cd798"/>
    </style:style>
    <style:style style:name="T126" style:family="text">
      <style:text-properties officeooo:rsid="014623d7"/>
    </style:style>
    <style:style style:name="T127" style:family="text">
      <style:text-properties officeooo:rsid="014a252d"/>
    </style:style>
    <style:style style:name="T128" style:family="text">
      <style:text-properties officeooo:rsid="014dc6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) Flash memory extraction</text:p>
      <text:p text:style-name="P7"/>
      <text:p text:style-name="P1">1.1) Determine flash memory location</text:p>
      <text:p text:style-name="P10"/>
      <text:p text:style-name="P15">What is the address of the beginning of the flash memory segment?</text:p>
      <text:p text:style-name="P21">0x08000000</text:p>
      <text:p text:style-name="P15">What is the size of the flash memory segment?</text:p>
      <text:p text:style-name="P36">0x00200000</text:p>
      <text:p text:style-name="P36"/>
      <text:p text:style-name="P38"><text:span text:style-name="T1">2</text:span><text:span text:style-name="T2">) </text:span><text:span text:style-name="T1">Find the open TCP port</text:span></text:p>
      <text:p text:style-name="P3"/>
      <text:p text:style-name="P16">Which TCP port number is open?</text:p>
      <text:p text:style-name="P22">4242</text:p>
      <text:p text:style-name="P22"/>
      <text:p text:style-name="P39"><text:span text:style-name="T3">3</text:span><text:span text:style-name="T2">) </text:span><text:span text:style-name="T1">Find the </text:span><text:span text:style-name="T3">relevant part of the firmware</text:span></text:p>
      <text:p text:style-name="P9"/>
      <text:p text:style-name="P2">3.1) Find incoming data storage location</text:p>
      <text:p text:style-name="P17"/>
      <text:p text:style-name="P17">Address and size of data SRAM region</text:p>
      <text:p text:style-name="P23">address: 0x20000000</text:p>
      <text:p text:style-name="P23">size: <text:s text:c="6"/>0x00030000</text:p>
      <text:p text:style-name="P23"/>
      <text:p text:style-name="P18">Command to dump SRAM contents</text:p>
      <text:p text:style-name="P24">dump_image sram_dump 0x20000000 0x00030000</text:p>
      <text:p text:style-name="P24"/>
      <text:p text:style-name="P40"><text:span text:style-name="T5">H</text:span><text:span text:style-name="T4">ow </text:span><text:span text:style-name="T5">I</text:span><text:span text:style-name="T4"> located </text:span><text:span text:style-name="T5">my</text:span><text:span text:style-name="T4"> input in the memory dump</text:span></text:p>
      <text:p text:style-name="P45"><text:span text:style-name="T7">U</text:span><text:span text:style-name="T6">sed proposed command: grep -b -o -a 'austin' sram_dump</text:span></text:p>
      <text:p text:style-name="P37"/>
      <text:p text:style-name="P19">Byte address that input is found at</text:p>
      <text:p text:style-name="P47"><text:span text:style-name="T16">0x</text:span><text:span text:style-name="T22">20</text:span><text:span text:style-name="T16">0</text:span><text:span text:style-name="T23">1</text:span><text:span text:style-name="T18"> </text:span><text:span text:style-name="T23">0D54</text:span><text:span text:style-name="T18"> </text:span><text:span text:style-name="T19">was the most consistent address that part of the string would be stored at</text:span></text:p>
      <text:p text:style-name="P25"/>
      <text:p text:style-name="P42"><text:span text:style-name="T11">68948</text:span><text:span text:style-name="T12"> (byte offset so divide by 4 for word offset)</text:span><text:span text:style-name="T11">: </text:span><text:span text:style-name="T8">(</text:span><text:span text:style-name="T9">5</text:span><text:span text:style-name="T8"> times) </text:span><text:span text:style-name="T10">(only has the first 4 bytes)</text:span></text:p>
      <text:p text:style-name="P48"><text:span text:style-name="T17">0</text:span><text:span text:style-name="T20">x</text:span><text:span text:style-name="T23">10D54</text:span><text:span text:style-name="T20"> →</text:span><text:span text:style-name="T21"> </text:span><text:span text:style-name="T16">0x</text:span><text:span text:style-name="T22">20</text:span><text:span text:style-name="T16">0</text:span><text:span text:style-name="T18">1 0D54</text:span></text:p>
      <text:p text:style-name="P26"/>
      <text:p text:style-name="P46"><text:span text:style-name="T8">W</text:span><text:span text:style-name="T6">atchpoint triggers</text:span></text:p>
      <text:p text:style-name="P43"><text:span text:style-name="T13">1) </text:span><text:span text:style-name="T6">PC = 0x080015e8</text:span></text:p>
      <text:p text:style-name="P28">2) PC = 0x08005f10</text:p>
      <text:p text:style-name="P26"/>
      <text:p text:style-name="P20">What is the address of this load instruction, and what is the starting address of the function that it is a part of?</text:p>
      <text:p text:style-name="P27"/>
      <text:p text:style-name="P41"><text:span text:style-name="T14">Load </text:span><text:span text:style-name="T15">instruction </text:span><text:span text:style-name="T14">address: </text:span><text:span text:style-name="T15">0x</text:span><text:span text:style-name="T8">08005f0e</text:span></text:p>
      <text:p text:style-name="P44"><text:span text:style-name="T8">F</text:span><text:span text:style-name="T6">unction address: 0x08005ee0</text:span></text:p>
      <text:p text:style-name="P29"/>
      <text:p text:style-name="P29"/>
      <text:p text:style-name="P29"/>
      <text:p text:style-name="P29"/>
      <text:p text:style-name="P8"><text:soft-page-break/>4) Protocol Determination</text:p>
      <text:p text:style-name="P5"/>
      <text:p text:style-name="P91">General Protocol Format</text:p>
      <text:p text:style-name="P6"/>
      <text:p text:style-name="P4">Field Bits<text:tab/>Description<text:tab/><text:tab/><text:span text:style-name="T86">Requiremen</text:span><text:span text:style-name="T87">t</text:span><text:span text:style-name="T86">s</text:span><text:tab/><text:tab/><text:span text:style-name="T85">Field Size (bytes)</text:span></text:p>
      <text:p text:style-name="P128"><text:span text:style-name="T25">[0:3]</text:span><text:span text:style-name="T35"><text:tab/><text:tab/></text:span><text:span text:style-name="T25">← </text:span><text:span text:style-name="T74">Header</text:span><text:span text:style-name="T25"><text:tab/><text:tab/></text:span><text:span text:style-name="T36">“</text:span><text:span text:style-name="T74">SPKR</text:span><text:span text:style-name="T36">”</text:span><text:span text:style-name="T25"><text:tab/><text:tab/><text:tab/><text:tab/></text:span><text:span text:style-name="T31">4</text:span></text:p>
      <text:p text:style-name="P49"><text:span text:style-name="T25">[4:7]<text:tab/><text:tab/>← </text:span><text:span text:style-name="T26">Don’t Care Field? </text:span><text:span text:style-name="T38">(any 4 byte value?)</text:span><text:span text:style-name="T29"><text:tab/><text:tab/><text:tab/></text:span><text:span text:style-name="T31">4</text:span></text:p>
      <text:p text:style-name="P49"><text:span text:style-name="T25">[8:11]<text:tab/><text:tab/>← </text:span><text:span text:style-name="T28">Message Length<text:tab/></text:span><text:span text:style-name="T37">(value &lt;= 0x8001)</text:span><text:span text:style-name="T28"> <text:s/></text:span><text:span text:style-name="T30"><text:tab/><text:tab/><text:tab/></text:span><text:span text:style-name="T31">4</text:span></text:p>
      <text:p text:style-name="P49"><text:span text:style-name="T25">[12]<text:tab/><text:tab/>← </text:span><text:span text:style-name="T27">Speak</text:span><text:span text:style-name="T40">er</text:span><text:span text:style-name="T27"> C</text:span><text:span text:style-name="T40">md</text:span><text:span text:style-name="T27"> <text:tab/>(</text:span><text:span text:style-name="T39">0 &lt; value &lt; 7</text:span><text:span text:style-name="T27"> )<text:tab/><text:tab/><text:tab/></text:span><text:span text:style-name="T32">1 </text:span></text:p>
      <text:p text:style-name="P50"><text:span text:style-name="T33">[13:?]<text:tab/><text:tab/>← </text:span><text:span text:style-name="T34">M</text:span><text:span text:style-name="T33">essage<text:tab/><text:tab/></text:span><text:span text:style-name="T54">Varies</text:span><text:span text:style-name="T33"><text:tab/><text:tab/><text:tab/><text:tab/></text:span><text:span text:style-name="T44">Varies according to command</text:span></text:p>
      <text:p text:style-name="P55"/>
      <text:p text:style-name="P91">Speaker “Init” Command</text:p>
      <text:p text:style-name="P72"/>
      <text:p text:style-name="P96">Field Bits<text:tab/>Description<text:tab/><text:tab/><text:span text:style-name="T86">Requiremen</text:span><text:span text:style-name="T87">t</text:span><text:span text:style-name="T86">s</text:span><text:tab/><text:tab/><text:span text:style-name="T85">Field Size (bytes)</text:span></text:p>
      <text:p text:style-name="P127"><text:span text:style-name="T25">[0:3]</text:span><text:span text:style-name="T35"><text:tab/><text:tab/></text:span><text:span text:style-name="T25">← </text:span><text:span text:style-name="T74">Header</text:span><text:span text:style-name="T25"><text:tab/><text:tab/></text:span><text:span text:style-name="T36">“</text:span><text:span text:style-name="T74">SPKR</text:span><text:span text:style-name="T36">”</text:span><text:span text:style-name="T25"><text:tab/><text:tab/><text:tab/><text:tab/></text:span><text:span text:style-name="T31">4</text:span></text:p>
      <text:p text:style-name="P105"><text:span text:style-name="T25">[4:7]<text:tab/><text:tab/>← </text:span><text:span text:style-name="T26">Don’t Care Field? </text:span><text:span text:style-name="T38">(any 4 byte value)</text:span><text:span text:style-name="T29"><text:tab/><text:tab/><text:tab/></text:span><text:span text:style-name="T31">4</text:span></text:p>
      <text:p text:style-name="P120"><text:span text:style-name="T25">[8:11]<text:tab/><text:tab/>← </text:span><text:span text:style-name="T28">Message Length<text:tab/></text:span><text:span text:style-name="T66">\x0</text:span><text:span text:style-name="T67">5</text:span><text:span text:style-name="T66">\x00\x00\x00</text:span><text:span text:style-name="T28"> </text:span><text:span text:style-name="T30"><text:tab/><text:tab/><text:tab/></text:span><text:span text:style-name="T31">4</text:span></text:p>
      <text:p text:style-name="P105"><text:span text:style-name="T25">[12]<text:tab/><text:tab/>← </text:span><text:span text:style-name="T27">Speak</text:span><text:span text:style-name="T40">er</text:span><text:span text:style-name="T27"> C</text:span><text:span text:style-name="T40">md</text:span><text:span text:style-name="T27"> <text:tab/></text:span><text:span text:style-name="T67">\x</text:span><text:span text:style-name="T45">0</text:span><text:span text:style-name="T27"><text:tab/><text:tab/><text:tab/><text:tab/><text:tab/></text:span><text:span text:style-name="T32">1 </text:span></text:p>
      <text:p text:style-name="P105"><text:span text:style-name="T33">[13</text:span><text:span text:style-name="T55">:1</text:span><text:span text:style-name="T56">6</text:span><text:span text:style-name="T33">]<text:tab/><text:tab/>← </text:span><text:span text:style-name="T53">Sample Rate</text:span><text:span text:style-name="T33"><text:tab/></text:span><text:span text:style-name="T47">0</text:span><text:span text:style-name="T48">x</text:span><text:span text:style-name="T47">3e8</text:span><text:span text:style-name="T49">&lt;=</text:span><text:span text:style-name="T50">msg</text:span><text:span text:style-name="T47">&lt;</text:span><text:span text:style-name="T49">=</text:span><text:span text:style-name="T48">0x17319+0x3e8</text:span><text:span text:style-name="T33"><text:tab/></text:span><text:span text:style-name="T46">4</text:span></text:p>
      <text:p text:style-name="P30"/>
      <text:p text:style-name="P11">What are the sizes of the various fields in the command message?</text:p>
      <text:p text:style-name="P31">Field Size Shown in table </text:p>
      <text:p text:style-name="P31"/>
      <text:p text:style-name="P12">What are any requirements on the values of certain fields for this command?</text:p>
      <text:p text:style-name="P32">Requirements shown in table</text:p>
      <text:p text:style-name="P32"/>
      <text:p text:style-name="P13">Can you identify how the data from particular fields are used?</text:p>
      <text:p text:style-name="P33">Shown in description mostly</text:p>
      <text:p text:style-name="P33"/>
      <text:p text:style-name="P92">Speaker “<text:span text:style-name="T100">play”</text:span> Command</text:p>
      <text:p text:style-name="P73"/>
      <text:p text:style-name="P97">Field Bits<text:tab/>Description<text:tab/><text:tab/><text:span text:style-name="T86">Requiremen</text:span><text:span text:style-name="T87">t</text:span><text:span text:style-name="T86">s</text:span><text:tab/><text:tab/><text:span text:style-name="T85">Field Size (bytes)</text:span></text:p>
      <text:p text:style-name="P126"><text:span text:style-name="T25">[0:3]</text:span><text:span text:style-name="T35"><text:tab/><text:tab/></text:span><text:span text:style-name="T25">← </text:span><text:span text:style-name="T74">Header</text:span><text:span text:style-name="T25"><text:tab/><text:tab/></text:span><text:span text:style-name="T36">“</text:span><text:span text:style-name="T74">SPKR</text:span><text:span text:style-name="T36">”</text:span><text:span text:style-name="T25"><text:tab/><text:tab/><text:tab/><text:tab/></text:span><text:span text:style-name="T31">4</text:span></text:p>
      <text:p text:style-name="P107"><text:span text:style-name="T25">[4:7]<text:tab/><text:tab/>← </text:span><text:span text:style-name="T26">Don’t Care Field? </text:span><text:span text:style-name="T38">(any 4 byte value)</text:span><text:span text:style-name="T29"><text:tab/><text:tab/><text:tab/></text:span><text:span text:style-name="T31">4</text:span></text:p>
      <text:p text:style-name="P107"><text:span text:style-name="T25">[8:11]<text:tab/><text:tab/>← </text:span><text:span text:style-name="T28">Message Length<text:tab/></text:span><text:span text:style-name="T66">\x0</text:span><text:span text:style-name="T58">1</text:span><text:span text:style-name="T66">\x00\x00\x00</text:span><text:span text:style-name="T28"> </text:span><text:span text:style-name="T30"><text:tab/><text:tab/><text:tab/></text:span><text:span text:style-name="T31">4</text:span></text:p>
      <text:p text:style-name="P107"><text:span text:style-name="T25">[12]<text:tab/><text:tab/>← </text:span><text:span text:style-name="T62">play</text:span><text:span text:style-name="T27"><text:tab/><text:tab/></text:span><text:span text:style-name="T66">\x0</text:span><text:span text:style-name="T57">1</text:span><text:span text:style-name="T27"><text:tab/><text:tab/><text:tab/><text:tab/><text:tab/></text:span><text:span text:style-name="T32">1 </text:span></text:p>
      <text:p text:style-name="P95"/>
      <text:p text:style-name="P93">Speaker “<text:span text:style-name="T101">add samples”</text:span> Command</text:p>
      <text:p text:style-name="P74"/>
      <text:p text:style-name="P98">Field Bits<text:tab/>Description<text:tab/><text:tab/><text:span text:style-name="T86">Requiremen</text:span><text:span text:style-name="T87">t</text:span><text:span text:style-name="T86">s</text:span><text:tab/><text:tab/><text:span text:style-name="T85">Field Size (bytes)</text:span></text:p>
      <text:p text:style-name="P126"><text:span text:style-name="T25">[0:3]</text:span><text:span text:style-name="T35"><text:tab/><text:tab/></text:span><text:span text:style-name="T25">← </text:span><text:span text:style-name="T74">Header</text:span><text:span text:style-name="T25"><text:tab/><text:tab/></text:span><text:span text:style-name="T36">“</text:span><text:span text:style-name="T74">SPKR</text:span><text:span text:style-name="T36">”</text:span><text:span text:style-name="T25"><text:tab/><text:tab/><text:tab/><text:tab/></text:span><text:span text:style-name="T31">4</text:span></text:p>
      <text:p text:style-name="P108"><text:span text:style-name="T25">[4:7]<text:tab/><text:tab/>← </text:span><text:span text:style-name="T26">Don’t Care Field? </text:span><text:span text:style-name="T38">(any 4 byte value)</text:span><text:span text:style-name="T29"><text:tab/><text:tab/><text:tab/></text:span><text:span text:style-name="T31">4</text:span></text:p>
      <text:p text:style-name="P121"><text:span text:style-name="T25">[8:11]<text:tab/><text:tab/>← </text:span><text:span text:style-name="T28">Message Length<text:tab/></text:span><text:span text:style-name="T66">\x0</text:span><text:span text:style-name="T68">1</text:span><text:span text:style-name="T66">\x</text:span><text:span text:style-name="T68">8</text:span><text:span text:style-name="T66">0\x00\x00</text:span><text:span text:style-name="T28"> </text:span><text:span text:style-name="T30"><text:tab/><text:tab/><text:tab/></text:span><text:span text:style-name="T31">4</text:span></text:p>
      <text:p text:style-name="P108"><text:span text:style-name="T25">[12]<text:tab/><text:tab/>← </text:span><text:span text:style-name="T27">Speak</text:span><text:span text:style-name="T40">er</text:span><text:span text:style-name="T27"> C</text:span><text:span text:style-name="T40">md</text:span><text:span text:style-name="T27"> <text:tab/></text:span><text:span text:style-name="T69">\x0</text:span><text:span text:style-name="T59">2</text:span><text:span text:style-name="T27"><text:tab/><text:tab/><text:tab/><text:tab/><text:tab/></text:span><text:span text:style-name="T32">1 </text:span></text:p>
      <text:p text:style-name="P109"><text:span text:style-name="T46">[</text:span><text:span text:style-name="T24">13:]<text:tab/><text:tab/>← audio data<text:tab/><text:tab/>16 bit LE unsigned<text:tab/><text:tab/><text:tab/>0x8000</text:span></text:p>
      <text:p text:style-name="P111"><text:span text:style-name="T102"/></text:p>
      <text:p text:style-name="P111"><text:soft-page-break/><text:span text:style-name="T102">Speaker “</text:span><text:span text:style-name="T103">pause</text:span><text:span text:style-name="T104">”</text:span><text:span text:style-name="T102"> Command</text:span></text:p>
      <text:p text:style-name="P75"/>
      <text:p text:style-name="P99">Field Bits<text:tab/>Description<text:tab/><text:tab/><text:span text:style-name="T86">Requiremen</text:span><text:span text:style-name="T87">t</text:span><text:span text:style-name="T86">s</text:span><text:tab/><text:tab/><text:span text:style-name="T85">Field Size (bytes)</text:span></text:p>
      <text:p text:style-name="P126"><text:span text:style-name="T25">[0:3]</text:span><text:span text:style-name="T35"><text:tab/><text:tab/></text:span><text:span text:style-name="T25">← </text:span><text:span text:style-name="T74">Header</text:span><text:span text:style-name="T25"><text:tab/><text:tab/></text:span><text:span text:style-name="T36">“</text:span><text:span text:style-name="T74">SPKR</text:span><text:span text:style-name="T36">”</text:span><text:span text:style-name="T25"><text:tab/><text:tab/><text:tab/><text:tab/></text:span><text:span text:style-name="T31">4</text:span></text:p>
      <text:p text:style-name="P110"><text:span text:style-name="T25">[4:7]<text:tab/><text:tab/>← </text:span><text:span text:style-name="T26">Don’t Care Field? </text:span><text:span text:style-name="T38">(any 4 byte value?)</text:span><text:span text:style-name="T29"><text:tab/><text:tab/><text:tab/></text:span><text:span text:style-name="T31">4</text:span></text:p>
      <text:p text:style-name="P122"><text:span text:style-name="T25">[8:11]<text:tab/><text:tab/>← </text:span><text:span text:style-name="T28">Message Length<text:tab/></text:span><text:span text:style-name="T66">\x0</text:span><text:span text:style-name="T58">1</text:span><text:span text:style-name="T66">\x00\x00\x00</text:span><text:span text:style-name="T28"> </text:span><text:span text:style-name="T30"><text:tab/><text:tab/><text:tab/></text:span><text:span text:style-name="T31">4</text:span></text:p>
      <text:p text:style-name="P110"><text:span text:style-name="T25">[12]<text:tab/><text:tab/>← </text:span><text:span text:style-name="T61">pause</text:span><text:span text:style-name="T27"><text:tab/><text:tab/></text:span><text:span text:style-name="T70">\x0</text:span><text:span text:style-name="T60">3</text:span><text:span text:style-name="T27"><text:tab/><text:tab/><text:tab/><text:tab/><text:tab/></text:span><text:span text:style-name="T32">1 </text:span></text:p>
      <text:p text:style-name="P53"/>
      <text:p text:style-name="P112"><text:span text:style-name="T102">Speaker “</text:span><text:span text:style-name="T105">un</text:span><text:span text:style-name="T103">pause</text:span><text:span text:style-name="T104">”</text:span><text:span text:style-name="T102"> Command</text:span></text:p>
      <text:p text:style-name="P76"/>
      <text:p text:style-name="P100">Field Bits<text:tab/>Description<text:tab/><text:tab/><text:span text:style-name="T86">Requiremen</text:span><text:span text:style-name="T87">t</text:span><text:span text:style-name="T86">s</text:span><text:tab/><text:tab/><text:span text:style-name="T85">Field Size (bytes)</text:span></text:p>
      <text:p text:style-name="P126"><text:span text:style-name="T25">[0:3]</text:span><text:span text:style-name="T35"><text:tab/><text:tab/></text:span><text:span text:style-name="T25">← </text:span><text:span text:style-name="T74">Header</text:span><text:span text:style-name="T25"><text:tab/><text:tab/></text:span><text:span text:style-name="T36">“</text:span><text:span text:style-name="T74">SPKR</text:span><text:span text:style-name="T36">”</text:span><text:span text:style-name="T25"><text:tab/><text:tab/><text:tab/><text:tab/></text:span><text:span text:style-name="T31">4</text:span></text:p>
      <text:p text:style-name="P117"><text:span text:style-name="T25">[4:7]<text:tab/><text:tab/>← </text:span><text:span text:style-name="T26">Don’t Care Field? </text:span><text:span text:style-name="T38">(any 4 byte value?)</text:span><text:span text:style-name="T29"><text:tab/><text:tab/><text:tab/></text:span><text:span text:style-name="T31">4</text:span></text:p>
      <text:p text:style-name="P123"><text:span text:style-name="T25">[8:11]<text:tab/><text:tab/>← </text:span><text:span text:style-name="T28">Message Length<text:tab/></text:span><text:span text:style-name="T66">\x0</text:span><text:span text:style-name="T58">1</text:span><text:span text:style-name="T66">\x00\x00\x00</text:span><text:span text:style-name="T28"> </text:span><text:span text:style-name="T30"><text:tab/><text:tab/><text:tab/></text:span><text:span text:style-name="T31">4</text:span></text:p>
      <text:p text:style-name="P117"><text:span text:style-name="T25">[12]<text:tab/><text:tab/>← </text:span><text:span text:style-name="T63">un</text:span><text:span text:style-name="T61">pause</text:span><text:span text:style-name="T27"><text:tab/><text:tab/></text:span><text:span text:style-name="T71">\x0</text:span><text:span text:style-name="T63">4</text:span><text:span text:style-name="T27"><text:tab/><text:tab/><text:tab/><text:tab/><text:tab/></text:span><text:span text:style-name="T32">1 </text:span></text:p>
      <text:p text:style-name="P82"/>
      <text:p text:style-name="P113"><text:span text:style-name="T102">Speaker “</text:span><text:span text:style-name="T106">stop</text:span><text:span text:style-name="T104">”</text:span><text:span text:style-name="T102"> Command</text:span></text:p>
      <text:p text:style-name="P77"/>
      <text:p text:style-name="P101">Field Bits<text:tab/>Description<text:tab/><text:tab/><text:span text:style-name="T86">Requiremen</text:span><text:span text:style-name="T87">t</text:span><text:span text:style-name="T86">s</text:span><text:tab/><text:tab/><text:span text:style-name="T85">Field Size (bytes)</text:span></text:p>
      <text:p text:style-name="P126"><text:span text:style-name="T25">[0:3]</text:span><text:span text:style-name="T35"><text:tab/><text:tab/></text:span><text:span text:style-name="T25">← </text:span><text:span text:style-name="T74">Header</text:span><text:span text:style-name="T25"><text:tab/><text:tab/></text:span><text:span text:style-name="T36">“</text:span><text:span text:style-name="T74">SPKR</text:span><text:span text:style-name="T36">”</text:span><text:span text:style-name="T25"><text:tab/><text:tab/><text:tab/><text:tab/></text:span></text:p>
      <text:p text:style-name="P118"><text:span text:style-name="T25">[4:7]<text:tab/><text:tab/>← </text:span><text:span text:style-name="T26">Don’t Care Field? </text:span><text:span text:style-name="T38">(any 4 byte value?)</text:span><text:span text:style-name="T29"><text:tab/><text:tab/><text:tab/></text:span><text:span text:style-name="T31">4</text:span></text:p>
      <text:p text:style-name="P124"><text:span text:style-name="T25">[8:11]<text:tab/><text:tab/>← </text:span><text:span text:style-name="T28">Message Length<text:tab/></text:span><text:span text:style-name="T66">\x0</text:span><text:span text:style-name="T58">1</text:span><text:span text:style-name="T66">\x00\x00\x00</text:span><text:span text:style-name="T28"> </text:span><text:span text:style-name="T30"><text:tab/><text:tab/><text:tab/></text:span><text:span text:style-name="T31">4</text:span></text:p>
      <text:p text:style-name="P118"><text:span text:style-name="T25">[12]<text:tab/><text:tab/>← </text:span><text:span text:style-name="T64">stop</text:span><text:span text:style-name="T27"><text:tab/><text:tab/><text:tab/></text:span><text:span text:style-name="T72">\x0</text:span><text:span text:style-name="T64">5</text:span><text:span text:style-name="T27"><text:tab/><text:tab/><text:tab/><text:tab/><text:tab/></text:span><text:span text:style-name="T32">1 </text:span></text:p>
      <text:p text:style-name="P118"><text:span text:style-name="T32"/></text:p>
      <text:p text:style-name="P114"><text:span text:style-name="T102">Speaker “</text:span><text:span text:style-name="T107">status</text:span><text:span text:style-name="T104">”</text:span><text:span text:style-name="T102"> Command</text:span></text:p>
      <text:p text:style-name="P78"/>
      <text:p text:style-name="P102">Field Bits<text:tab/>Description<text:tab/><text:tab/><text:span text:style-name="T86">Requiremen</text:span><text:span text:style-name="T87">t</text:span><text:span text:style-name="T86">s</text:span><text:tab/><text:tab/><text:span text:style-name="T85">Field Size (bytes)</text:span></text:p>
      <text:p text:style-name="P119"><text:span text:style-name="T25">[0:3]</text:span><text:span text:style-name="T35"><text:tab/><text:tab/></text:span><text:span text:style-name="T25">← </text:span><text:span text:style-name="T74">Header</text:span><text:span text:style-name="T25"><text:tab/><text:tab/></text:span><text:span text:style-name="T36">“</text:span><text:span text:style-name="T74">SPKR</text:span><text:span text:style-name="T36">”</text:span><text:span text:style-name="T25"><text:tab/><text:tab/><text:tab/><text:tab/></text:span><text:span text:style-name="T31">4</text:span></text:p>
      <text:p text:style-name="P119"><text:span text:style-name="T25">[4:7]<text:tab/><text:tab/>← </text:span><text:span text:style-name="T26">Don’t Care Field? </text:span><text:span text:style-name="T38">(any 4 byte value?)</text:span><text:span text:style-name="T29"><text:tab/><text:tab/><text:tab/></text:span><text:span text:style-name="T31">4</text:span></text:p>
      <text:p text:style-name="P125"><text:span text:style-name="T25">[8:11]<text:tab/><text:tab/>← </text:span><text:span text:style-name="T28">Message Length<text:tab/></text:span><text:span text:style-name="T66">\x0</text:span><text:span text:style-name="T58">1</text:span><text:span text:style-name="T66">\x00\x00\x00</text:span><text:span text:style-name="T28"> </text:span><text:span text:style-name="T30"><text:tab/><text:tab/><text:tab/></text:span><text:span text:style-name="T31">4</text:span></text:p>
      <text:p text:style-name="P119"><text:span text:style-name="T25">[12]<text:tab/><text:tab/>← </text:span><text:span text:style-name="T65">status</text:span><text:span text:style-name="T27"><text:tab/><text:tab/></text:span><text:span text:style-name="T73">\x0</text:span><text:span text:style-name="T65">6</text:span><text:span text:style-name="T27"><text:tab/><text:tab/><text:tab/><text:tab/><text:tab/></text:span><text:span text:style-name="T32">1 </text:span></text:p>
      <text:p text:style-name="P54"/>
      <text:p text:style-name="P81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General Questions</text:p>
      <text:p text:style-name="P33"/>
      <text:p text:style-name="P14">What does each command do in the context of audio playback?</text:p>
      <text:p text:style-name="P51"><text:span text:style-name="T41">Speaker C</text:span><text:span text:style-name="T42">md</text:span><text:span text:style-name="T43"><text:tab/><text:tab/>Description</text:span></text:p>
      <text:p text:style-name="P34">0 → <text:span text:style-name="T88">init<text:tab/><text:tab/></text:span><text:span text:style-name="T90">Sets sampling rate</text:span></text:p>
      <text:p text:style-name="P106"><text:span text:style-name="T41">1 → </text:span><text:span text:style-name="T51">play<text:tab/><text:tab/></text:span><text:span text:style-name="T52">Allows speaker to accept audio samples</text:span></text:p>
      <text:p text:style-name="P35">2 → <text:span text:style-name="T88">add_samples<text:tab/></text:span><text:span text:style-name="T90">Feeds speaker with audio samples</text:span></text:p>
      <text:p text:style-name="P35">3 → <text:span text:style-name="T88">pause<text:tab/><text:tab/></text:span><text:span text:style-name="T90">Pauses the audio feed</text:span></text:p>
      <text:p text:style-name="P106"><text:span text:style-name="T41">4 → </text:span><text:span text:style-name="T51">unpause<text:tab/><text:tab/></text:span><text:span text:style-name="T52">Unpauses the audio feed</text:span></text:p>
      <text:p text:style-name="P35">5 → <text:span text:style-name="T88">stop<text:tab/><text:tab/></text:span><text:span text:style-name="T90">Resets speaker. Have to re-init to play more</text:span></text:p>
      <text:p text:style-name="P35">6 → <text:span text:style-name="T88">status<text:tab/><text:tab/></text:span><text:span text:style-name="T90">Gives speaker status for init, play, stop, pause, etc</text:span></text:p>
      <text:p text:style-name="P60"/>
      <text:p text:style-name="P87">What is the format of reply messages from the speaker?</text:p>
      <text:p text:style-name="P59"/>
      <text:p text:style-name="P115"><text:span text:style-name="T102">Speaker </text:span><text:span text:style-name="T108">reply format</text:span><text:span text:style-name="T109"> </text:span><text:span text:style-name="T110">(Most messages)</text:span></text:p>
      <text:p text:style-name="P79"/>
      <text:p text:style-name="P103">Field Bits<text:tab/>Description<text:tab/><text:tab/><text:span text:style-name="T86">Requiremen</text:span><text:span text:style-name="T87">t</text:span><text:span text:style-name="T86">s</text:span><text:tab/><text:tab/><text:span text:style-name="T85">Field Size (bytes)</text:span></text:p>
      <text:p text:style-name="P129"><text:span text:style-name="T25">[0:3]</text:span><text:span text:style-name="T35"><text:tab/><text:tab/></text:span><text:span text:style-name="T25">← </text:span><text:span text:style-name="T74">Header</text:span><text:span text:style-name="T25"><text:tab/><text:tab/></text:span><text:span text:style-name="T36">“</text:span><text:span text:style-name="T74">SPKR</text:span><text:span text:style-name="T36">”</text:span><text:span text:style-name="T25"><text:tab/><text:tab/><text:tab/><text:tab/></text:span><text:span text:style-name="T31">4</text:span></text:p>
      <text:p text:style-name="P129"><text:span text:style-name="T25">[4:7]<text:tab/><text:tab/>← </text:span><text:span text:style-name="T26">Don’t Care Field? </text:span><text:span text:style-name="T38">(any 4 byte value)</text:span><text:span text:style-name="T29"><text:tab/><text:tab/><text:tab/></text:span><text:span text:style-name="T31">4</text:span></text:p>
      <text:p text:style-name="P129"><text:span text:style-name="T25">[8:11]<text:tab/><text:tab/>← </text:span><text:span text:style-name="T28">Message Length<text:tab/></text:span><text:span text:style-name="T66">\x0</text:span><text:span text:style-name="T58">1</text:span><text:span text:style-name="T66">\x00\x00\x00</text:span><text:span text:style-name="T28"> </text:span><text:span text:style-name="T30"><text:tab/><text:tab/><text:tab/></text:span><text:span text:style-name="T31">4</text:span></text:p>
      <text:p text:style-name="P129"><text:span text:style-name="T25">[12]<text:tab/><text:tab/>← </text:span><text:span text:style-name="T75">m</text:span><text:span text:style-name="T76">sg</text:span><text:span text:style-name="T27"><text:tab/><text:tab/><text:tab/></text:span><text:span text:style-name="T77">A byte</text:span><text:span text:style-name="T27"><text:tab/><text:tab/><text:tab/><text:tab/><text:tab/></text:span><text:span text:style-name="T32">1 </text:span></text:p>
      <text:p text:style-name="P58"/>
      <text:p text:style-name="P86">What information is included in replies from the speaker?</text:p>
      <text:p text:style-name="P86"/>
      <text:p text:style-name="P89">Example</text:p>
      <text:p text:style-name="P64">b'SPKRxxxx\x<text:span text:style-name="T119">SS</text:span>\x<text:span text:style-name="T119">SS</text:span>\x<text:span text:style-name="T119">SS</text:span>\x<text:span text:style-name="T119">SS</text:span>\x<text:span text:style-name="T120">TT</text:span>'</text:p>
      <text:p text:style-name="P86"/>
      <text:p text:style-name="P57">‘<text:span text:style-name="T121">SS</text:span>’ <text:span text:style-name="T121">bytes appear to be the size of the bytes in the message to follow</text:span></text:p>
      <text:p text:style-name="P68"><text:span text:style-name="T118">(</text:span><text:span text:style-name="T122">always \x0</text:span><text:span text:style-name="T123">1\x00\x00\x00</text:span><text:span text:style-name="T118">)</text:span></text:p>
      <text:p text:style-name="P58"/>
      <text:p text:style-name="P58">‘<text:span text:style-name="T125">TT</text:span>’ <text:span text:style-name="T125">byte is the message</text:span></text:p>
      <text:p text:style-name="P71">(always \x00 except in “play” where it’s \x05)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88"><text:soft-page-break/></text:p>
      <text:p text:style-name="P116"><text:span text:style-name="T102">Speaker </text:span><text:span text:style-name="T108">reply format</text:span><text:span text:style-name="T109"> </text:span><text:span text:style-name="T110">(</text:span><text:span text:style-name="T111">Status command</text:span><text:span text:style-name="T110">)</text:span></text:p>
      <text:p text:style-name="P80"/>
      <text:p text:style-name="P104">Field Bits<text:tab/>Description<text:tab/><text:tab/><text:span text:style-name="T86">Requiremen</text:span><text:span text:style-name="T87">t</text:span><text:span text:style-name="T86">s</text:span><text:tab/><text:tab/><text:span text:style-name="T85">Field Size (bytes)</text:span></text:p>
      <text:p text:style-name="P130"><text:span text:style-name="T25">[0:3]</text:span><text:span text:style-name="T35"><text:tab/><text:tab/></text:span><text:span text:style-name="T25">← </text:span><text:span text:style-name="T74">Header</text:span><text:span text:style-name="T25"><text:tab/><text:tab/></text:span><text:span text:style-name="T36">“</text:span><text:span text:style-name="T74">SPKR</text:span><text:span text:style-name="T36">”</text:span><text:span text:style-name="T25"><text:tab/><text:tab/><text:tab/><text:tab/></text:span><text:span text:style-name="T31">4</text:span></text:p>
      <text:p text:style-name="P130"><text:span text:style-name="T25">[4:7]<text:tab/><text:tab/>← </text:span><text:span text:style-name="T26">Don’t Care Field? </text:span><text:span text:style-name="T38">(any 4 byte value)</text:span><text:span text:style-name="T29"><text:tab/><text:tab/><text:tab/></text:span><text:span text:style-name="T31">4</text:span></text:p>
      <text:p text:style-name="P130"><text:span text:style-name="T25">[8:11]<text:tab/><text:tab/>← </text:span><text:span text:style-name="T28">Message Length<text:tab/></text:span><text:span text:style-name="T66">\x0</text:span><text:span text:style-name="T78">5</text:span><text:span text:style-name="T66">\x00\x00\x00</text:span><text:span text:style-name="T28"> </text:span><text:span text:style-name="T30"><text:tab/><text:tab/><text:tab/></text:span><text:span text:style-name="T31">4</text:span></text:p>
      <text:p text:style-name="P131"><text:span text:style-name="T79">[12:</text:span><text:span text:style-name="T80">15</text:span><text:span text:style-name="T79">]<text:tab/><text:tab/>← </text:span><text:span text:style-name="T81">Sample Rate</text:span><text:span text:style-name="T82"><text:tab/></text:span><text:span text:style-name="T84">4</text:span><text:span text:style-name="T83"> bytes</text:span><text:span text:style-name="T82"><text:tab/> </text:span><text:span text:style-name="T84">BE</text:span><text:span text:style-name="T82"><text:tab/><text:tab/><text:tab/><text:tab/></text:span><text:span text:style-name="T80">4</text:span></text:p>
      <text:p text:style-name="P84"><text:span text:style-name="T97">[16]<text:tab/><text:tab/>← Speaker State<text:tab/>A byte</text:span><text:span text:style-name="T95"> <text:tab/><text:tab/><text:tab/><text:tab/><text:tab/></text:span><text:span text:style-name="T99">1</text:span></text:p>
      <text:p text:style-name="P83"><text:span text:style-name="T95"/></text:p>
      <text:p text:style-name="P90">Example</text:p>
      <text:p text:style-name="P65">STATUS: b'SPKRxxxx\x<text:span text:style-name="T114">SS</text:span>\x<text:span text:style-name="T114">SS</text:span>\x<text:span text:style-name="T114">SS</text:span>\x<text:span text:style-name="T114">SS</text:span>\x<text:span text:style-name="T113">RR</text:span>\x<text:span text:style-name="T113">RR</text:span>\x<text:span text:style-name="T113">RR</text:span>\x<text:span text:style-name="T113">RR</text:span>\x<text:span text:style-name="T112">TT</text:span>'</text:p>
      <text:p text:style-name="P66"/>
      <text:p text:style-name="P86">What information is included in replies from the speaker?</text:p>
      <text:p text:style-name="P67"/>
      <text:p text:style-name="P70">Header – “SPKR”</text:p>
      <text:p text:style-name="P70"/>
      <text:p text:style-name="P70"><text:span text:style-name="T124">D</text:span>on’t care - “xxxx”</text:p>
      <text:p text:style-name="P67"/>
      <text:p text:style-name="P68">‘<text:span text:style-name="T115">SS</text:span>’ <text:span text:style-name="T115">bytes appear </text:span><text:span text:style-name="T116">to be the size of the bytes in the message </text:span><text:span text:style-name="T117">to follow </text:span></text:p>
      <text:p text:style-name="P68"><text:span text:style-name="T118">(</text:span><text:span text:style-name="T122">always \x0</text:span><text:span text:style-name="T118">5</text:span><text:span text:style-name="T123">\x00\x00\x00</text:span><text:span text:style-name="T118">)</text:span></text:p>
      <text:p text:style-name="P67"/>
      <text:p text:style-name="P65">‘<text:span text:style-name="T113">RR</text:span><text:span text:style-name="T112">’ bytes give sampling rate </text:span><text:span text:style-name="T113">BE</text:span><text:span text:style-name="T112">.</text:span></text:p>
      <text:p text:style-name="P65"/>
      <text:p text:style-name="P69">‘TT’ byte gives speaker state to say if its paused, init, etc.</text:p>
      <text:p text:style-name="P69">Lets us know if speaker is ready for more data.</text:p>
      <text:p text:style-name="P65"/>
      <text:p text:style-name="P85"/>
      <text:p text:style-name="P58"><text:span text:style-name="T43"/></text:p>
      <text:p text:style-name="P61"><text:span text:style-name="T89"/></text:p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3:54:03.345607485</meta:creation-date>
    <meta:generator>LibreOffice/6.4.7.2$Linux_X86_64 LibreOffice_project/40$Build-2</meta:generator>
    <dc:date>2021-04-30T19:38:08.606059307</dc:date>
    <meta:editing-duration>P3DT22H18M18S</meta:editing-duration>
    <meta:editing-cycles>268</meta:editing-cycles>
    <meta:document-statistic meta:table-count="0" meta:image-count="0" meta:object-count="0" meta:page-count="5" meta:paragraph-count="127" meta:word-count="832" meta:character-count="5016" meta:non-whitespace-character-count="4069"/>
  </office:meta>
</office:document-meta>
</file>